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294093" officeooo:paragraph-rsid="00294093"/>
    </style:style>
    <style:style style:name="P2" style:family="paragraph" style:parent-style-name="Standard">
      <style:text-properties style:font-name="Linux Libertine O" officeooo:rsid="00294093" officeooo:paragraph-rsid="002cf708"/>
    </style:style>
    <style:style style:name="P3" style:family="paragraph" style:parent-style-name="Standard">
      <style:text-properties style:font-name="Linux Libertine O" officeooo:rsid="00294093" officeooo:paragraph-rsid="002b9204"/>
    </style:style>
    <style:style style:name="P4" style:family="paragraph" style:parent-style-name="Standard">
      <style:text-properties style:font-name="Linux Libertine O" officeooo:rsid="002cf708" officeooo:paragraph-rsid="002cf708"/>
    </style:style>
    <style:style style:name="P5" style:family="paragraph" style:parent-style-name="Standard">
      <style:text-properties style:font-name="Linux Libertine O" officeooo:rsid="002cf708" officeooo:paragraph-rsid="00294093"/>
    </style:style>
    <style:style style:name="P6" style:family="paragraph" style:parent-style-name="Standard">
      <style:text-properties style:font-name="Linux Libertine O" officeooo:rsid="002fce5e" officeooo:paragraph-rsid="002fce5e"/>
    </style:style>
    <style:style style:name="P7" style:family="paragraph" style:parent-style-name="Standard">
      <style:text-properties officeooo:paragraph-rsid="002cf708"/>
    </style:style>
    <style:style style:name="P8" style:family="paragraph" style:parent-style-name="Standard">
      <style:text-properties officeooo:paragraph-rsid="002fce5e"/>
    </style:style>
    <style:style style:name="P9" style:family="paragraph" style:parent-style-name="Standard">
      <style:text-properties style:font-name="Linux Libertine O" officeooo:rsid="002cf708" officeooo:paragraph-rsid="002cf708"/>
    </style:style>
    <style:style style:name="P10" style:family="paragraph" style:parent-style-name="Standard">
      <style:text-properties style:font-name="Linux Libertine O" officeooo:rsid="0030230b" officeooo:paragraph-rsid="0030230b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2cf708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style:font-name="Linux Libertine O" officeooo:rsid="00294093"/>
    </style:style>
    <style:style style:name="T4" style:family="text">
      <style:text-properties style:font-name="Linux Libertine O" officeooo:rsid="002b9204"/>
    </style:style>
    <style:style style:name="T5" style:family="text">
      <style:text-properties style:font-name="Linux Libertine O" officeooo:rsid="002cf708"/>
    </style:style>
    <style:style style:name="T6" style:family="text">
      <style:text-properties style:font-name="Linux Libertine O" officeooo:rsid="002fce5e"/>
    </style:style>
    <style:style style:name="T7" style:family="text">
      <style:text-properties style:font-name="Linux Libertine O" officeooo:rsid="0030230b"/>
    </style:style>
    <style:style style:name="T8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9" style:family="text">
      <style:text-properties fo:color="#004586" loext:opacity="100%" style:font-name="Linux Libertine O" fo:font-size="18.2000007629395pt" officeooo:rsid="0026eec3" style:font-size-asian="18.2000007629395pt" style:font-size-complex="18.2000007629395pt" style:font-weight-complex="600"/>
    </style:style>
    <style:style style:name="T10" style:family="text">
      <style:text-properties fo:color="#004586" loext:opacity="100%" style:font-name="Linux Libertine O" fo:font-size="18.2000007629395pt" officeooo:rsid="002cbf47" style:font-size-asian="18.2000007629395pt" style:font-size-complex="18.2000007629395pt" style:font-weight-complex="600"/>
    </style:style>
    <style:style style:name="T11" style:family="text">
      <style:text-properties fo:color="#004586" loext:opacity="100%" style:font-name="Linux Libertine O" fo:font-size="18.2000007629395pt" fo:font-weight="bold" officeooo:rsid="00294093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2" style:family="text">
      <style:text-properties fo:color="#004586" loext:opacity="100%" style:font-name="Linux Libertine O" fo:font-size="18.2000007629395pt" fo:font-weight="bold" officeooo:rsid="002cf708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3" style:family="text">
      <style:text-properties officeooo:rsid="002b9204"/>
    </style:style>
    <style:style style:name="T14" style:family="text">
      <style:text-properties officeooo:rsid="002cf708"/>
    </style:style>
    <style:style style:name="T15" style:family="text">
      <style:text-properties officeooo:rsid="0030230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9">C</text:span><text:span text:style-name="T11">hilli </text:span><text:span text:style-name="T12">chicken sauce</text:span><text:span text:style-name="T8"> (</text:span><text:span text:style-name="T9">6</text:span><text:span text:style-name="T8"> portions; </text:span><text:span text:style-name="T10">1½ hrs</text:span><text:span text:style-name="T8">)</text:span></text:h>
      <text:p text:style-name="Heading"><text:span text:style-name="T1">For the </text:span><text:span text:style-name="T2">sauce</text:span></text:p>
      <text:p text:style-name="P1"><text:span text:style-name="T15">2</text:span> red onion<text:span text:style-name="T15">s</text:span></text:p>
      <text:p text:style-name="P1"><text:span text:style-name="T13">2-3 cloves</text:span> garlic</text:p>
      <text:p text:style-name="P2"><text:span text:style-name="T13">~6 tbsp</text:span> olive oil for frying</text:p>
      <text:p text:style-name="P2"/>
      <text:p text:style-name="P4">640g chicken breasts</text:p>
      <text:p text:style-name="P6">(optional: 70g chorizo, cut into small chunks)</text:p>
      <text:p text:style-name="P4">2 peppers</text:p>
      <text:p text:style-name="P4">1 jar chilli chicken sauce (660g)</text:p>
      <text:p text:style-name="P4">1 tin peeled plum tomatoes</text:p>
      <text:p text:style-name="P4">1 tin sweetcorn</text:p>
      <text:p text:style-name="P4">1 tin chickpeas</text:p>
      <text:p text:style-name="P4">1 tin kidney beans</text:p>
      <text:p text:style-name="P4">1 tin other beans of some kind (e.g. butter beans, canellini)</text:p>
      <text:p text:style-name="P4"/>
      <text:p text:style-name="P4"><text:span text:style-name="T15">2 rounded</text:span> tsp smoked paprika</text:p>
      <text:p text:style-name="P10">salt &amp; pepper to taste</text:p>
      <text:p text:style-name="P1"/>
      <text:p text:style-name="P1"/>
      <text:p text:style-name="P8"><text:span text:style-name="T4">Chop</text:span><text:span text:style-name="T3"> the garlic </text:span><text:span text:style-name="T4">and </text:span><text:span text:style-name="T5">d</text:span><text:span text:style-name="T4">ice the</text:span><text:span text:style-name="T3"> onion, </text:span><text:span text:style-name="T5">equip the </text:span><text:span text:style-name="T6">dearly </text:span><text:span text:style-name="T5">beloved wooden spoon</text:span><text:span text:style-name="T3">, and fry </text:span><text:span text:style-name="T5">in the olive oil on low heat </text:span><text:span text:style-name="T6">(add chorizo if using)</text:span><text:span text:style-name="T3">. </text:span><text:span text:style-name="T5">While these are cooking, cut the chicken into chunks straight into the pan. Add salt, </text:span><text:span text:style-name="T7">pepper, and smoked paprika,</text:span><text:span text:style-name="T5"> turn up the heat and fry until the chicken is cooked.</text:span></text:p>
      <text:p text:style-name="P5"/>
      <text:p text:style-name="P7"><text:span text:style-name="T3">Boil the kettle, </text:span><text:span text:style-name="T5">cut</text:span><text:span text:style-name="T3"> the peppers </text:span><text:span text:style-name="T5">into chunks</text:span><text:span text:style-name="T3">, and drain &amp; rinse the beans.<text:line-break/>Add all the </text:span><text:span text:style-name="T5">remaining ingredients</text:span><text:span text:style-name="T3"> to the pot </text:span><text:span text:style-name="T5">and cover with water (rinse the sauce jar into the pot)</text:span><text:span text:style-name="T3"> </text:span><text:span text:style-name="T5">and mix well.</text:span></text:p>
      <text:p text:style-name="P3"/>
      <text:p text:style-name="P4">Bring to the boil, then cover and simmer for 40 minutes. Top up the water level if needed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3-01-09T22:34:32.695420160</dc:date>
    <meta:editing-duration>PT1H2M22S</meta:editing-duration>
    <meta:editing-cycles>25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187" meta:character-count="986" meta:non-whitespace-character-count="819"/>
  </office:meta>
</office:document-meta>
</file>